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0de" officeooo:paragraph-rsid="000600de"/>
    </style:style>
    <style:style style:name="P2" style:family="paragraph" style:parent-style-name="Standard">
      <style:text-properties officeooo:rsid="0006ec5c" officeooo:paragraph-rsid="0006ec5c"/>
    </style:style>
    <style:style style:name="P3" style:family="paragraph" style:parent-style-name="Standard">
      <style:text-properties officeooo:rsid="00089956" officeooo:paragraph-rsid="00089956"/>
    </style:style>
    <style:style style:name="P4" style:family="paragraph" style:parent-style-name="Standard">
      <style:text-properties officeooo:rsid="000af838" officeooo:paragraph-rsid="000af838"/>
    </style:style>
    <style:style style:name="P5" style:family="paragraph" style:parent-style-name="Standard">
      <style:text-properties fo:font-weight="bold" officeooo:rsid="000af838" officeooo:paragraph-rsid="000af838" style:font-weight-asian="bold" style:font-weight-complex="bold"/>
    </style:style>
    <style:style style:name="P6" style:family="paragraph" style:parent-style-name="Standard">
      <style:text-properties officeooo:rsid="00089956" officeooo:paragraph-rsid="00089956"/>
    </style:style>
    <style:style style:name="P7" style:family="paragraph" style:parent-style-name="Standard">
      <style:text-properties officeooo:rsid="000dbb23" officeooo:paragraph-rsid="000dbb23"/>
    </style:style>
    <style:style style:name="P8" style:family="paragraph" style:parent-style-name="Standard">
      <style:text-properties officeooo:rsid="000e7c6f" officeooo:paragraph-rsid="000e7c6f"/>
    </style:style>
    <style:style style:name="P9" style:family="paragraph" style:parent-style-name="Standard">
      <style:text-properties officeooo:rsid="000fbc73" officeooo:paragraph-rsid="000fbc73"/>
    </style:style>
    <style:style style:name="P10" style:family="paragraph" style:parent-style-name="Standard">
      <style:text-properties officeooo:rsid="000fbc73" officeooo:paragraph-rsid="001159ad"/>
    </style:style>
    <style:style style:name="P11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dbb23" officeooo:paragraph-rsid="000dbb23" style:font-weight-asian="bold" style:font-weight-complex="bold"/>
    </style:style>
    <style:style style:name="T1" style:family="text">
      <style:text-properties officeooo:rsid="0006ec5c"/>
    </style:style>
    <style:style style:name="T2" style:family="text">
      <style:text-properties officeooo:rsid="000af838"/>
    </style:style>
    <style:style style:name="T3" style:family="text">
      <style:text-properties style:text-position="sub 58%"/>
    </style:style>
    <style:style style:name="T4" style:family="text">
      <style:text-properties officeooo:rsid="001159a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 for focus_series:</text:p>
      <text:p text:style-name="P1"/>
      <text:p text:style-name="P5">Variables:</text:p>
      <text:p text:style-name="P4">A - blur at best focus</text:p>
      <text:p text:style-name="P4">B - focuser sensitivity</text:p>
      <text:p text:style-name="P4">C - focus center (best value of X) at t=0</text:p>
      <text:p text:style-name="P4">X - current focuser position</text:p>
      <text:p text:style-name="P4">Y - current blur</text:p>
      <text:p text:style-name="P4">R - rate of change of focus position (ticks/second)</text:p>
      <text:p text:style-name="P4">Z - current best focuser position (C - R*t)</text:p>
      <text:p text:style-name="P1"/>
      <text:p text:style-name="P2">Slope is measured in units of <text:span text:style-name="T2">blur/tick</text:span>. A is in units of blur, B is in units of tick. So, <text:span text:style-name="T2">M</text:span> = (<text:span text:style-name="T2">A/B</text:span>).</text:p>
      <text:p text:style-name="P1"/>
      <text:p text:style-name="P1"><draw:frame draw:style-name="fr2" draw:name="Object1" text:anchor-type="as-char" svg:y="-0.2799in" svg:width="1.7807in" svg:height="0.452in" draw:z-index="0"><draw:object xlink:href="./Object 1" xlink:type="simple" xlink:show="embed" xlink:actuate="onLoad"/><draw:image xlink:href="./ObjectReplacements/Object 1" xlink:type="simple" xlink:show="embed" xlink:actuate="onLoad"/></draw:frame>, with <text:span text:style-name="T2">M=A/B</text:span> (so, B = <text:span text:style-name="T1">A/</text:span><text:span text:style-name="T2">M</text:span>)</text:p>
      <text:p text:style-name="P1"/>
      <text:p text:style-name="P1">Solve for Y:</text:p>
      <text:p text:style-name="P1"/>
      <text:p text:style-name="P1"><draw:frame draw:style-name="fr2" draw:name="Object2" text:anchor-type="as-char" svg:y="-0.3028in" svg:width="2.0272in" svg:height="0.49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ct3" text:anchor-type="as-char" svg:y="-0.3138in" svg:width="2.0272in" svg:height="0.7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as-char" svg:y="-0.1839in" svg:width="2.0929in" svg:height="0.2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ct5" text:anchor-type="as-char" svg:y="-0.2028in" svg:width="2.1437in" svg:height="0.262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2">Partial derivative wrt A:</text:p>
      <text:p text:style-name="P2"/>
      <text:p text:style-name="P2"><draw:frame draw:style-name="fr2" draw:name="Object6" text:anchor-type="as-char" svg:y="-0.2437in" svg:width="2.2425in" svg:height="0.445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3">Partial derivative wrt R:</text:p>
      <text:p text:style-name="P3"/>
      <text:p text:style-name="P3"><draw:frame draw:style-name="fr2" draw:name="Object7" text:anchor-type="as-char" svg:y="-0.2799in" svg:width="2.2311in" svg:height="0.480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Partial derivative wrt C:</text:p>
      <text:p text:style-name="P3"/>
      <text:p text:style-name="P3"><draw:frame draw:style-name="fr2" draw:name="Object8" text:anchor-type="as-char" svg:y="-0.2799in" svg:width="2.2354in" svg:height="0.480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11">Gaussian Curve Matching</text:p>
      <text:p text:style-name="P7"/>
      <text:p text:style-name="P7"><draw:frame draw:style-name="fr1" draw:name="Object9" text:anchor-type="as-char" svg:y="-0.172in" svg:width="2.9846in" svg:height="0.232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1" draw:name="Object10" text:anchor-type="as-char" svg:y="-0.3075in" svg:width="1.8535in" svg:height="0.355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Partial derivative wrt B:</text:p>
      <text:p text:style-name="P8"><draw:frame draw:style-name="fr1" draw:name="Object11" text:anchor-type="as-char" svg:y="-0.2437in" svg:width="0.5571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Partial derivative wrt A:</text:p>
      <text:p text:style-name="P8"><draw:frame draw:style-name="fr1" draw:name="Object12" text:anchor-type="as-char" svg:y="-0.3075in" svg:width="0.9791in" svg:height="0.4571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8">Partial derivative wrt S:</text:p>
      <text:p text:style-name="P8"><draw:frame draw:style-name="fr1" draw:name="Object13" text:anchor-type="as-char" svg:y="-0.4154in" svg:width="1.7602in" svg:height="0.5874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9">Partial derivative wrt R<text:span text:style-name="T3">0</text:span> if Q(x,y) &lt; R<text:span text:style-name="T3">0</text:span>:</text:p>
      <text:p text:style-name="P9"><draw:frame draw:style-name="fr1" draw:name="Object14" text:anchor-type="as-char" svg:y="-0.2437in" svg:width="0.6165in" svg:height="0.4181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9"/>
      <text:p text:style-name="P9">Partial derivative wrt R<text:span text:style-name="T3">0</text:span> if Q(x,y) &gt; R<text:span text:style-name="T3">0</text:span>:</text:p>
      <text:p text:style-name="P9"><draw:frame draw:style-name="fr1" draw:name="Object15" text:anchor-type="as-char" svg:y="-0.4035in" svg:width="1.4311in" svg:height="0.5772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9"/>
      <text:p text:style-name="P9">Partial derivative wrt x<text:span text:style-name="T3">0</text:span>:</text:p>
      <text:p text:style-name="P9"><draw:frame draw:style-name="fr1" draw:name="Object16" text:anchor-type="as-char" svg:y="-0.4283in" svg:width="1.7799in" svg:height="0.602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10">Partial derivative wrt <text:span text:style-name="T4">y</text:span><text:span text:style-name="T3">0</text:span>:</text:p>
      <text:p text:style-name="P10"><draw:frame draw:style-name="fr1" draw:name="Object17" text:anchor-type="as-char" svg:y="-0.4283in" svg:width="1.8193in" svg:height="0.60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 </meta:initial-creator>
    <meta:creation-date>2021-10-30T16:24:15.217047752</meta:creation-date>
    <dc:date>2021-11-30T14:55:26.760994903</dc:date>
    <dc:creator>Mark </dc:creator>
    <meta:editing-duration>PT25M19S</meta:editing-duration>
    <meta:editing-cycles>5</meta:editing-cycles>
    <meta:generator>LibreOffice/6.4.7.2$Linux_X86_64 LibreOffice_project/40$Build-2</meta:generator>
    <meta:document-statistic meta:table-count="0" meta:image-count="0" meta:object-count="17" meta:page-count="2" meta:paragraph-count="39" meta:word-count="135" meta:character-count="702" meta:non-whitespace-character-count="590"/>
  </office:meta>
</office:document-meta>
</file>

<file path=Object 1/content.xml><?xml version="1.0" encoding="utf-8"?>
<math xmlns="http://www.w3.org/1998/Math/MathML" display="block">
  <semantics>
    <mrow>
      <mrow>
        <mfrac>
          <msup>
            <mi>Y</mi>
            <mn>2</mn>
          </msup>
          <msup>
            <mi>A</mi>
            <mn>2</mn>
          </msup>
        </mfrac>
        <mo stretchy="false">−</mo>
        <mfrac>
          <msup>
            <mrow>
              <mo fence="true" stretchy="false">(</mo>
              <mrow>
                <mrow>
                  <mi>X</mi>
                  <mo stretchy="false">−</mo>
                  <mrow>
                    <mo fence="true" stretchy="false">(</mo>
                    <mrow>
                      <mrow>
                        <mi>C</mi>
                        <mo stretchy="false">−</mo>
                        <mrow>
                          <mi>R</mi>
                          <mo stretchy="false">∗</mo>
                          <mi>t</mi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  <msup>
            <mi>B</mi>
            <mn>2</mn>
          </msup>
        </mfrac>
      </mrow>
      <mo stretchy="false">=</mo>
      <mn>1</mn>
    </mrow>
    <annotation encoding="StarMath 5.0">{ Y^2 }over{ A^2} - { (X - (C-R*t))^2 }over{ B^2} = 1</annotation>
  </semantics>
</math>
</file>

<file path=Object 10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Q</mi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A</mi>
      </mrow>
      <mrow>
        <msup>
          <mi mathvariant="normal">e</mi>
          <mfrac>
            <mrow>
              <mo stretchy="false">−</mo>
              <mrow>
                <mi>Q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row>
            <msup>
              <mi>S</mi>
              <mn>2</mn>
            </msup>
          </mfrac>
        </msup>
        <mo stretchy="false">+</mo>
        <mi>B</mi>
      </mrow>
    </mrow>
    <annotation encoding="StarMath 5.0">Z( Q(x,y) ) = A func e^{-{Q(x,y)}over{S^2} } + B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i>B</mi>
        </mrow>
      </mfrac>
      <mo stretchy="false">=</mo>
      <mn>1</mn>
    </mrow>
    <annotation encoding="StarMath 5.0">{partial Z} over {partial B } = 1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i>A</mi>
        </mrow>
      </mfrac>
      <mo stretchy="false">=</mo>
      <msup>
        <mi mathvariant="normal">e</mi>
        <mfrac>
          <mrow>
            <mrow>
              <mo stretchy="false">−</mo>
              <mi>Q</mi>
            </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  <msup>
            <mi>S</mi>
            <mn>2</mn>
          </msup>
        </mfrac>
      </msup>
    </mrow>
    <annotation encoding="StarMath 5.0">{ partial Z } over { partial A } = func e^{ {- Q(x,y) } over {S^2 } }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i>S</mi>
        </mrow>
      </mfrac>
      <mo stretchy="false">=</mo>
      <mfrac>
        <mrow>
          <mn>2</mn>
          <mi mathvariant="italic">AQ</mi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  <msup>
            <mi mathvariant="normal">e</mi>
            <mfrac>
              <mrow>
                <mrow>
                  <mo stretchy="false">−</mo>
                  <mi>Q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  <msup>
                <mi>S</mi>
                <mn>2</mn>
              </msup>
            </mfrac>
          </msup>
        </mrow>
        <msup>
          <mi>S</mi>
          <mn>3</mn>
        </msup>
      </mfrac>
    </mrow>
    <annotation encoding="StarMath 5.0">{ partial Z } over { partial S } = {2AQ( x,y )func e^{ {-Q(x,y)}over{S^2} }}over{ S^3 }</annotation>
  </semantics>
</math>
</file>

<file path=Object 14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sub>
            <mi>R</mi>
            <mn>0</mn>
          </msub>
        </mrow>
      </mfrac>
      <mo stretchy="false">=</mo>
      <mn>0</mn>
    </mrow>
    <annotation encoding="StarMath 5.0">{partial Z  }over{partial R_0  }= 0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sub>
            <mi>R</mi>
            <mn>0</mn>
          </msub>
        </mrow>
      </mfrac>
      <mo stretchy="false">=</mo>
      <mfrac>
        <mrow>
          <mn>2</mn>
          <mi>A</mi>
          <mi>R</mi>
          <msup>
            <mi mathvariant="normal">e</mi>
            <mfrac>
              <mrow>
                <mrow>
                  <mo stretchy="false">−</mo>
                  <mi>Q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  <msup>
                <mi>S</mi>
                <mn>2</mn>
              </msup>
            </mfrac>
          </msup>
        </mrow>
        <msup>
          <mi>S</mi>
          <mn>2</mn>
        </msup>
      </mfrac>
    </mrow>
    <annotation encoding="StarMath 5.0">{partial Z  }over{ partial R_0 } = {2A R func e^{{-Q(x,y)  }over{S^2}}}over{ S^2 }</annotation>
  </semantics>
</math>
</file>

<file path=Object 16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sub>
            <mi>x</mi>
            <mn>0</mn>
          </msub>
        </mrow>
      </mfrac>
      <mo stretchy="false">=</mo>
      <mfrac>
        <mrow>
          <mn>2</mn>
          <mi>A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sup>
            <mi mathvariant="normal">e</mi>
            <mfrac>
              <mrow>
                <mrow>
                  <mo stretchy="false">−</mo>
                  <mi>Q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  <msup>
                <mi>S</mi>
                <mn>2</mn>
              </msup>
            </mfrac>
          </msup>
        </mrow>
        <msup>
          <mi>S</mi>
          <mn>2</mn>
        </msup>
      </mfrac>
    </mrow>
    <annotation encoding="StarMath 5.0">{partial Z  }over{ partial x_0 }={ 2A(x-x_0)func e^ { {-Q(x,y) } over {S^2} } } over { S^2 }</annotation>
  </semantics>
</math>
</file>

<file path=Object 17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sub>
            <mi>y</mi>
            <mn>0</mn>
          </msub>
        </mrow>
      </mfrac>
      <mo stretchy="false">=</mo>
      <mfrac>
        <mrow>
          <mn>2</mn>
          <mi>A</mi>
          <mrow>
            <mo fence="true" stretchy="false">(</mo>
            <mrow>
              <mrow>
                <mi>y</mi>
                <mo stretchy="false">−</mo>
                <msub>
                  <mi>y</mi>
                  <mn>0</mn>
                </msub>
              </mrow>
            </mrow>
            <mo fence="true" stretchy="false">)</mo>
          </mrow>
          <msup>
            <mi mathvariant="normal">e</mi>
            <mfrac>
              <mrow>
                <mrow>
                  <mo stretchy="false">−</mo>
                  <mi>Q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  <msup>
                <mi>S</mi>
                <mn>2</mn>
              </msup>
            </mfrac>
          </msup>
        </mrow>
        <msup>
          <mi>S</mi>
          <mn>2</mn>
        </msup>
      </mfrac>
    </mrow>
    <annotation encoding="StarMath 5.0">{partial Z  }over{ partial y_0 }={ 2A(y-y_0)func e^ { {-Q(x,y) } over {S^2} } } over { S^2 }</annotation>
  </semantics>
</math>
</file>

<file path=Object 2/content.xml><?xml version="1.0" encoding="utf-8"?>
<math xmlns="http://www.w3.org/1998/Math/MathML" display="block">
  <semantics>
    <mrow>
      <mrow>
        <msup>
          <mi>Y</mi>
          <mn>2</mn>
        </msup>
        <mo stretchy="false">=</mo>
        <msup>
          <mi>A</mi>
          <mn>2</mn>
        </msup>
      </mrow>
      <mrow>
        <mo fence="true" stretchy="true">(</mo>
        <mrow>
          <mrow>
            <mn>1</mn>
            <mo stretchy="false">+</mo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C</mi>
                            <mo stretchy="false">−</mo>
                            <mrow>
                              <mi>R</mi>
                              <mo stretchy="false">∗</mo>
                              <mi>t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  <msup>
                <mi>B</mi>
                <mn>2</mn>
              </msup>
            </mfrac>
          </mrow>
        </mrow>
        <mo fence="true" stretchy="true">)</mo>
      </mrow>
    </mrow>
    <annotation encoding="StarMath 5.0">Y^2 = A^2 left ( 1 + {(X - (C-R*t))^2} over {B^2} right ) </annotation>
  </semantics>
</math>
</file>

<file path=Object 3/content.xml><?xml version="1.0" encoding="utf-8"?>
<math xmlns="http://www.w3.org/1998/Math/MathML" display="block">
  <semantics>
    <mrow>
      <mrow>
        <msup>
          <mi>Y</mi>
          <mn>2</mn>
        </msup>
        <mo stretchy="false">=</mo>
        <msup>
          <mi>A</mi>
          <mn>2</mn>
        </msup>
      </mrow>
      <mrow>
        <mo fence="true" stretchy="true">(</mo>
        <mrow>
          <mrow>
            <mn>1</mn>
            <mo stretchy="false">+</mo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C</mi>
                            <mo stretchy="false">−</mo>
                            <mrow>
                              <mi>R</mi>
                              <mo stretchy="false">∗</mo>
                              <mi>t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  <msup>
                <mrow>
                  <mo fence="true" stretchy="true">(</mo>
                  <mrow>
                    <mfrac>
                      <mi>A</mi>
                      <mi>M</mi>
                    </mfrac>
                  </mrow>
                  <mo fence="true" stretchy="true">)</mo>
                </mrow>
                <mn>2</mn>
              </msup>
            </mfrac>
          </mrow>
        </mrow>
        <mo fence="true" stretchy="true">)</mo>
      </mrow>
    </mrow>
    <annotation encoding="StarMath 5.0">Y^2 = A^2 left ( 1 + {(X - (C-R*t))^2} over { left (A over M right )^2} right ) </annotation>
  </semantics>
</math>
</file>

<file path=Object 4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sup>
            <mi>A</mi>
            <mn>2</mn>
          </msup>
          <mo stretchy="false">+</mo>
          <msup>
            <mi>M</mi>
            <mn>2</mn>
          </msup>
        </mrow>
      </mrow>
      <mrow>
        <mo fence="true" stretchy="true">(</mo>
        <mrow>
          <msup>
            <mrow>
              <mo fence="true" stretchy="false">(</mo>
              <mrow>
                <mrow>
                  <mi>X</mi>
                  <mo stretchy="false">−</mo>
                  <mrow>
                    <mo fence="true" stretchy="false">(</mo>
                    <mrow>
                      <mrow>
                        <mi>C</mi>
                        <mo stretchy="false">−</mo>
                        <mrow>
                          <mi>R</mi>
                          <mo stretchy="false">∗</mo>
                          <mi>t</mi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true">)</mo>
      </mrow>
    </mrow>
    <annotation encoding="StarMath 5.0">Y^2 = A^2 + M^2 left ( {(X - (C-R*t))^2}  right ) </annotation>
  </semantics>
</math>
</file>

<file path=Object 5/content.xml><?xml version="1.0" encoding="utf-8"?>
<math xmlns="http://www.w3.org/1998/Math/MathML" display="block">
  <semantics>
    <mrow>
      <mi>Y</mi>
      <mo stretchy="false">=</mo>
      <msqrt>
        <mrow>
          <mrow>
            <msup>
              <mi>A</mi>
              <mn>2</mn>
            </msup>
            <mo stretchy="false">+</mo>
            <msup>
              <mi>M</mi>
              <mn>2</mn>
            </msup>
          </mrow>
          <mrow>
            <mo fence="true" stretchy="true">(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C</mi>
                            <mo stretchy="false">−</mo>
                            <mrow>
                              <mi>R</mi>
                              <mo stretchy="false">∗</mo>
                              <mi>t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  <mo fence="true" stretchy="true">)</mo>
          </mrow>
        </mrow>
      </msqrt>
    </mrow>
    <annotation encoding="StarMath 5.0">Y = sqrt { A^2 + M^2 left ( {(X - (C-R*t))^2} right ) }</annotation>
  </semantics>
</math>
</file>

<file path=Object 6/content.xml><?xml version="1.0" encoding="utf-8"?>
<math xmlns="http://www.w3.org/1998/Math/MathML" display="block">
  <semantics>
    <mrow>
      <mfrac>
        <mrow>
          <mo stretchy="false">∂</mo>
          <mi>Y</mi>
        </mrow>
        <mrow>
          <mo stretchy="false">∂</mo>
          <mi>A</mi>
        </mrow>
      </mfrac>
      <mo stretchy="false">=</mo>
      <mfrac>
        <mi>A</mi>
        <msqrt>
          <mrow>
            <mrow>
              <msup>
                <mi>A</mi>
                <mn>2</mn>
              </msup>
              <mo stretchy="false">+</mo>
              <msup>
                <mi>M</mi>
                <mn>2</mn>
              </msup>
            </mrow>
            <msup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C</mi>
                          <mo stretchy="false">−</mo>
                          <mrow>
                            <mi>R</mi>
                            <mo stretchy="false">∗</mo>
                            <mi>t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</msqrt>
      </mfrac>
    </mrow>
    <annotation encoding="StarMath 5.0">{ { partial Y} over { partial A} } = { A} over {sqrt{A^2 + M^2 {(X-(C-R*t))^2} }}</annotation>
  </semantics>
</math>
</file>

<file path=Object 7/content.xml><?xml version="1.0" encoding="utf-8"?>
<math xmlns="http://www.w3.org/1998/Math/MathML" display="block">
  <semantics>
    <mrow>
      <mfrac>
        <mrow>
          <mo stretchy="false">∂</mo>
          <mi>Y</mi>
        </mrow>
        <mrow>
          <mo stretchy="false">∂</mo>
          <mi>R</mi>
        </mrow>
      </mfrac>
      <mo stretchy="false">=</mo>
      <mfrac>
        <mrow>
          <msup>
            <mi>M</mi>
            <mn>2</mn>
          </msup>
          <mi>t</mi>
          <mrow>
            <mo fence="true" stretchy="false">(</mo>
            <mrow>
              <mrow>
                <mi>X</mi>
                <mo stretchy="false">−</mo>
                <mrow>
                  <mo fence="true" stretchy="false">(</mo>
                  <mrow>
                    <mrow>
                      <mi>C</mi>
                      <mo stretchy="false">−</mo>
                      <mrow>
                        <mi>R</mi>
                        <mo stretchy="false">∗</mo>
                        <mi>t</mi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  <msqrt>
          <mrow>
            <mrow>
              <msup>
                <mi>A</mi>
                <mn>2</mn>
              </msup>
              <mo stretchy="false">+</mo>
              <msup>
                <mi>M</mi>
                <mn>2</mn>
              </msup>
            </mrow>
            <msup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C</mi>
                          <mo stretchy="false">−</mo>
                          <mrow>
                            <mi>R</mi>
                            <mo stretchy="false">∗</mo>
                            <mi>t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</msqrt>
      </mfrac>
    </mrow>
    <annotation encoding="StarMath 5.0">{ { partial Y} over { partial R} } = { M^2 t (X - (C - R*t)) } over {sqrt{A^2 + M^2 {(X-(C-R*t))^2}}}</annotation>
  </semantics>
</math>
</file>

<file path=Object 8/content.xml><?xml version="1.0" encoding="utf-8"?>
<math xmlns="http://www.w3.org/1998/Math/MathML" display="block">
  <semantics>
    <mrow>
      <mfrac>
        <mrow>
          <mo stretchy="false">∂</mo>
          <mi>Y</mi>
        </mrow>
        <mrow>
          <mo stretchy="false">∂</mo>
          <mi>C</mi>
        </mrow>
      </mfrac>
      <mo stretchy="false">=</mo>
      <mfrac>
        <mrow>
          <mrow>
            <mo stretchy="false">−</mo>
            <msup>
              <mi>M</mi>
              <mn>2</mn>
            </msup>
          </mrow>
          <mrow>
            <mo fence="true" stretchy="false">(</mo>
            <mrow>
              <mrow>
                <mi>X</mi>
                <mo stretchy="false">−</mo>
                <mrow>
                  <mo fence="true" stretchy="false">(</mo>
                  <mrow>
                    <mrow>
                      <mi>C</mi>
                      <mo stretchy="false">−</mo>
                      <mrow>
                        <mi>R</mi>
                        <mo stretchy="false">∗</mo>
                        <mi>t</mi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  <msqrt>
          <mrow>
            <mrow>
              <msup>
                <mi>A</mi>
                <mn>2</mn>
              </msup>
              <mo stretchy="false">+</mo>
              <msup>
                <mi>M</mi>
                <mn>2</mn>
              </msup>
            </mrow>
            <msup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C</mi>
                          <mo stretchy="false">−</mo>
                          <mrow>
                            <mi>R</mi>
                            <mo stretchy="false">∗</mo>
                            <mi>t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</msqrt>
      </mfrac>
    </mrow>
    <annotation encoding="StarMath 5.0">{ { partial Y} over { partial C} } = { - M^2 (X-(C-R*t))} over {sqrt{A^2 + M^2 {(X-(C-R*t))^2} }}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 mathvariant="italic">max</mi>
      </mrow>
      <mrow>
        <mo fence="true" stretchy="false">(</mo>
        <mrow>
          <mrow>
            <mn>0</mn>
            <mi>,</mi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i>y</mi>
                          <mo stretchy="false">−</mo>
                          <msub>
                            <mi>y</mi>
                            <mn>0</mn>
                          </msub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subsup>
                    <mi>R</mi>
                    <mn>0</mn>
                    <mn>2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Q( x,y ) = max( 0, ((x-x_0)^2 + (y-y_0)^2 - R_0^2 ))</annotation>
  </semantics>
</math>
</file>